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left="0cm" fo:margin-right="0cm" fo:margin-top="0.423cm" fo:margin-bottom="0.423cm" style:contextual-spacing="false" fo:line-height="137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weight="normal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weight="normal"/>
    </style:style>
    <style:style style:name="P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2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4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4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left="1.005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2" style:family="paragraph" style:parent-style-name="Text_20_body" style:list-style-name="L7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8">
      <loext:graphic-properties draw:fill="none" draw:fill-color="#ffffff"/>
      <style:paragraph-properties fo:margin-left="1.005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8">
      <loext:graphic-properties draw:fill="none" draw:fill-color="#ffffff"/>
      <style:paragraph-properties fo:margin-left="1.005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Heading_20_3">
      <style:paragraph-properties fo:margin-left="0cm" fo:margin-right="0cm" fo:margin-top="0.423cm" fo:margin-bottom="0.423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10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12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3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4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4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15">
      <loext:graphic-properties draw:fill="none" draw:fill-color="#ffffff"/>
      <style:paragraph-properties fo:margin-left="1.005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17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7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8">
      <loext:graphic-properties draw:fill="none" draw:fill-color="#ffffff"/>
      <style:paragraph-properties fo:margin-left="1.005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0" style:family="paragraph" style:parent-style-name="Text_20_body" style:list-style-name="L20">
      <loext:graphic-properties draw:fill="none" draw:fill-color="#ffffff"/>
      <style:paragraph-properties fo:margin-left="0.29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1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2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</style:style>
    <style:style style:name="P33" style:family="paragraph" style:parent-style-name="Text_20_body" style:list-style-name="L23">
      <loext:graphic-properties draw:fill="none" draw:fill-color="#ffffff"/>
      <style:paragraph-properties fo:margin-left="0.265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</style:style>
    <style:style style:name="P35" style:family="paragraph" style:parent-style-name="Text_20_body" style:list-style-name="L25">
      <loext:graphic-properties draw:fill="none" draw:fill-color="#ffffff"/>
      <style:paragraph-properties fo:margin-left="0.265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26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</style:style>
    <style:style style:name="P37" style:family="paragraph" style:parent-style-name="Text_20_body" style:list-style-name="L27">
      <loext:graphic-properties draw:fill="none" draw:fill-color="#ffffff"/>
      <style:paragraph-properties fo:margin-left="0.265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1b1c1d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1b1c1d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1b1c1d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b1c1d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weight="bold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10" style:family="text">
      <style:text-properties fo:color="#ff0000" loext:opacity="100%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8f9e095-7fff-3a5a-2b7b-8621619821f0"/>Can Anti-Hate Platform Leverage from Wikipedia?</text:p>
      <text:h text:style-name="P2" text:outline-level="1">Introduction</text:h>
      <text:p text:style-name="P3"><text:span text:style-name="T1">Wikipedia's </text:span><text:span text:style-name="T2">structural and community model</text:span><text:span text:style-name="T3"> </text:span><text:span text:style-name="T1">is an excellent foundation, but its </text:span><text:span text:style-name="T2">core content philosophy</text:span><text:span text:style-name="T3"> </text:span><text:span text:style-name="T1">is the </text:span><text:span text:style-name="T4">opposite</text:span><text:span text:style-name="T3"> </text:span><text:span text:style-name="T1">of what Anti-Hate Platform needs. It requires significant adaptation to move from a platform of neutrality to a platform of </text:span><text:span text:style-name="T4">normative action</text:span><text:span text:style-name="T1">.</text:span></text:p>
      <text:p text:style-name="Horizontal_20_Line"/>
      <text:p text:style-name="P4"><text:span text:style-name="T1">Wikipedia's</text:span><text:span text:style-name="T5"> </text:span><text:span text:style-name="T6">model provides a powerful, scalable, and trusted framework. Anti-Hate Platform should leverage these key components:</text:span></text:p>
      <text:list text:style-name="L1">
        <text:list-item>
          <text:p text:style-name="P5"><text:span text:style-name="T7">The Non-Profit Foundation Model</text:span><text:span text:style-name="T8">: Wikipedia is hosted by the Wikimedia Foundation (WMF), a non-profit. This is the single most critical element to copy.</text:span></text:p>
        </text:list-item>
      </text:list>
      <text:list text:style-name="L2">
        <text:list-item>
          <text:p text:style-name="P6"><text:span text:style-name="T8">Why it works: A Anti-Hate Platform must be a </text:span><text:span text:style-name="T9">neutral, non-profit entity</text:span><text:span text:style-name="T8">. If it were a for-profit company, it would be seen as a competitor to platforms. If it were a government body, it would be seen as a state censorship tool. </text:span><text:span text:style-name="T7">A non-profit foundation</text:span><text:span text:style-name="T8"> (like the WMF) can position itself as </text:span><text:span text:style-name="T7">a trusted, independent global auditor, handling legal, fundraising, and technological infrastructure</text:span><text:span text:style-name="T8">.</text:span></text:p>
        </text:list-item>
        <text:list-item>
          <text:p text:style-name="P6"><text:span text:style-name="T8">Anti-Hate Platform Equivalent: </text:span><text:span text:style-name="T7">A "Anti-Hate Platform Foundation" that acts as the legal and technical backbone, managing relations with platforms </text:span><text:span text:style-name="T8">like Meta, Google, and X, but does not interfere in day-to-day moderation decisions.</text:span></text:p>
        </text:list-item>
      </text:list>
      <text:list text:style-name="L3">
        <text:list-item>
          <text:p text:style-name="P7"><text:span text:style-name="T8">A </text:span><text:span text:style-name="T7">Vetted Community Hierarchy</text:span><text:span text:style-name="T8">: Wikipedia has </text:span><text:span text:style-name="T7">a clear progression of users with increasing trust and tools</text:span><text:span text:style-name="T8"> (e.g., standard users, editors, administrators, bureaucrats).</text:span></text:p>
        </text:list-item>
      </text:list>
      <text:list text:style-name="L4">
        <text:list-item>
          <text:p text:style-name="P8"><text:span text:style-name="T8">Why it works: </text:span><text:span text:style-name="T7">This is the only way to scale moderation globally</text:span><text:span text:style-name="T8">. You empower the community to govern itself.</text:span></text:p>
        </text:list-item>
        <text:list-item>
          <text:p text:style-name="P9">Anti-Hate Platform Equivalent:</text:p>
        </text:list-item>
      </text:list>
      <text:list text:style-name="L5">
        <text:list-item>
          <text:p text:style-name="P10"><text:span text:style-name="T7">Level 1: Reporters (The Public): Anyone can submit a report.</text:span><text:span text:style-name="T8"> This is Wikipedia's "anyone can edit" principle.</text:span></text:p>
        </text:list-item>
        <text:list-item>
          <text:p text:style-name="P10"><text:span text:style-name="T7">Level 2: Verifiers (The "Editors"): Trusted community members</text:span><text:span text:style-name="T8"> who review public reports.</text:span></text:p>
        </text:list-item>
        <text:list-item>
          <text:p text:style-name="P10"><text:span text:style-name="T7">Level 3: Administrators (The "Admins"): Highly trusted verifiers who can issue formal takedown notices to platforms, manage appeals, and sanction bad-faith reporters</text:span><text:span text:style-name="T8">.</text:span></text:p>
        </text:list-item>
      </text:list>
      <text:list text:style-name="L6">
        <text:list-item>
          <text:p text:style-name="P11"><text:span text:style-name="T8">A </text:span><text:span text:style-name="T7">Final Arbitration Body</text:span><text:span text:style-name="T8">: Wikipedia has an Arbitration Committee (ArbCom), </text:span><text:span text:style-name="T7">an elected "Supreme Court" that handles the most severe Verifiers/editor or Administrators conduct disputes</text:span><text:span text:style-name="T8">.</text:span></text:p>
        </text:list-item>
      </text:list>
      <text:list text:style-name="L7">
        <text:list-item>
          <text:p text:style-name="P12"><text:span text:style-name="T8">Why it works: </text:span><text:span text:style-name="T7">It provides a final, binding appeals process run by the community's most respected members, which builds procedural trust.</text:span></text:p>
        </text:list-item>
        <text:list-item>
          <text:p text:style-name="P12"><text:span text:style-name="T8">Anti-Hate Platform Equivalent: An "</text:span><text:span text:style-name="T7">Appeals Council</text:span><text:span text:style-name="T8">" to handle the most complex cases, such as:</text:span></text:p>
        </text:list-item>
      </text:list>
      <text:list text:style-name="L8">
        <text:list-item>
          <text:p text:style-name="P13">Appeals from users who feel they were wrongly reported.</text:p>
        </text:list-item>
        <text:list-item>
          <text:p text:style-name="P14"><text:soft-page-break/><text:span text:style-name="T7">Disputes over reports that were rejected</text:span><text:span text:style-name="T8">.</text:span></text:p>
        </text:list-item>
        <text:list-item>
          <text:p text:style-name="P13">Cases that set a new precedent for the platform's rules.</text:p>
        </text:list-item>
      </text:list>
      <text:h text:style-name="P15" text:outline-level="3">Critical Modifications Required for Hate Speech</text:h>
      <text:p text:style-name="Text_20_body"/>
      <text:p text:style-name="P16">This is where the models must diverge. A platform for facts (Wikipedia) and a platform for action (Anti-Hate Platform) have fundamentally different goals.</text:p>
      <text:list text:style-name="L9">
        <text:list-item>
          <text:p text:style-name="P17">Core Policy: From NPOV to a Normative "Global Charter"</text:p>
        </text:list-item>
      </text:list>
      <text:list text:style-name="L10">
        <text:list-item>
          <text:p text:style-name="P18">Wikipedia: Runs on a Neutral Point of View (NPOV). Its job is to report on facts, not to decide what is "good" or "bad."</text:p>
        </text:list-item>
        <text:list-item>
          <text:p text:style-name="P18">Anti-Hate Platform: Is inherently normative. Its entire purpose is to take a stand and declare that "hate speech is bad."</text:p>
        </text:list-item>
        <text:list-item>
          <text:p text:style-name="P18">The Modification: Anti-Hate Platform's core policy cannot be NPOV. It must be a "Global Hate Speech Charter"—its constitution. This charter would be the most difficult part to create, needing to define hate speech in a way that is globally applicable while respecting cultural and legal nuances (e.g., the difference between US First Amendment law and German Volksverhetzung law). This charter itself could be a "wiki-style" document, but one edited by a vetted body of legal, human rights, and linguistic experts, not the general public.</text:p>
        </text:list-item>
      </text:list>
      <text:list text:style-name="L11">
        <text:list-item>
          <text:p text:style-name="P19">Moderators: From "Open to All" to "Vetted and Trained"</text:p>
        </text:list-item>
      </text:list>
      <text:list text:style-name="L12">
        <text:list-item>
          <text:p text:style-name="P20">Wikipedia: Anyone can start editing and moderating immediately.</text:p>
        </text:list-item>
        <text:list-item>
          <text:p text:style-name="P20">Anti-Hate Platform: This is not possible. Reviewing hate speech is psychologically traumatizing and legally high-risk. Furthermore, the system would be instantly overrun by bad-faith actors (e.g., "weaponized reporting" to silence activists).</text:p>
        </text:list-item>
        <text:list-item>
          <text:p text:style-name="P20">The Modification: The Anti-Hate Platform "Verifier" (Level 2) role cannot be open. It must require an application, vetting, and mandatory training on the Global Charter, psychological resilience, and regional/legal nuances.</text:p>
        </text:list-item>
      </text:list>
      <text:list text:style-name="L13">
        <text:list-item>
          <text:p text:style-name="P21">Process: From "Slow Consensus" to "Rapid Triage"</text:p>
        </text:list-item>
      </text:list>
      <text:list text:style-name="L14">
        <text:list-item>
          <text:p text:style-name="P22">Wikipedia: Uses a slow, consensus-based model. An "edit war" or policy debate on a Talk Page can last for months. This is a feature, not a bug, as it leads to more stable articles.</text:p>
        </text:list-item>
        <text:list-item>
          <text:p text:style-name="P23"><text:span text:style-name="T7">Anti-Hate Platform: Hate speech requires action in hours</text:span><text:span text:style-name="T8">, not months.</text:span></text:p>
        </text:list-item>
        <text:list-item>
          <text:p text:style-name="P22">The Modification:</text:p>
        </text:list-item>
      </text:list>
      <text:list text:style-name="L15">
        <text:list-item>
          <text:p text:style-name="P24"><text:span text:style-name="T7">Policy should use the slow consensus model</text:span><text:span text:style-name="T8"> (e.g., "Should we add this new dog-whistle to the Charter?").</text:span></text:p>
        </text:list-item>
        <text:list-item>
          <text:p text:style-name="P24"><text:span text:style-name="T7">Reports must use a rapid triage mode</text:span><text:span text:style-name="T8">l (e.g., "Does this post violate Article 3 of the Charter? Yes/No.").</text:span></text:p>
        </text:list-item>
      </text:list>
      <text:list text:style-name="L16">
        <text:list-item>
          <text:p text:style-name="P25">Transparency: From "Radical Public Log" to "Anonymized Aggregates"</text:p>
        </text:list-item>
      </text:list>
      <text:list text:style-name="L17">
        <text:list-item>
          <text:p text:style-name="P26">Wikipedia: Has radical transparency. Every edit, and who made it, is in a public log.</text:p>
        </text:list-item>
        <text:list-item>
          <text:p text:style-name="P27"><text:span text:style-name="T8">Anti-Hate Platform: </text:span><text:span text:style-name="T10">This is dangerous. A public log of "who reported whom" would lead to doxxing and severe retaliation against reporters.</text:span></text:p>
        </text:list-item>
        <text:list-item>
          <text:p text:style-name="P26">The Modification: Anti-Hate Platform must use anonymized and aggregated transparency.</text:p>
        </text:list-item>
      </text:list>
      <text:list text:style-name="L18">
        <text:list-item>
          <text:p text:style-name="P28">Publicly: "We received 5,000 reports of antisemitic content this week. 4,000 were verified. 3,500 were successfully removed by platforms."</text:p>
        </text:list-item>
        <text:list-item>
          <text:p text:style-name="P28">Internally: The specific, non-public case log is visible only to Admins and the Appeals Council for review, similar to Wikipedia's private "CheckUser" and "Oversight" functions.</text:p>
        </text:list-item>
      </text:list>
      <text:h text:style-name="P15" text:outline-level="3"><text:soft-page-break/>A Proposed Hybrid Anti-Hate Platform Model</text:h>
      <text:p text:style-name="Text_20_body"/>
      <text:list text:style-name="L19">
        <text:list-item>
          <text:p text:style-name="P29">The Foundation: A 501(c)(3) non-profit that manages the central reporting tech, legal agreements with platforms, and fundraising.</text:p>
        </text:list-item>
        <text:list-item>
          <text:p text:style-name="P29">The Charter: A "living" document defining hate speech. It is debated and amended via a wiki-style consensus process by a global body of legal and human rights experts.</text:p>
        </text:list-item>
        <text:list-item>
          <text:p text:style-name="P29">The Community:</text:p>
        </text:list-item>
      </text:list>
      <text:list text:style-name="L20">
        <text:list-item>
          <text:p text:style-name="P30">Public Reporters: Anyone in the world.</text:p>
        </text:list-item>
        <text:list-item>
          <text:p text:style-name="P30">Vetted Verifiers: Trained, resilient volunteers who confirm or deny reports based on the Charter.</text:p>
        </text:list-item>
        <text:list-item>
          <text:p text:style-name="P30">Admin Flaggers: Top-tier verifiers who are empowered to send official takedown notices.</text:p>
        </text:list-item>
      </text:list>
      <text:list text:style-name="L21">
        <text:list-item>
          <text:p text:style-name="P31">The Appeals Council: An elected body (like ArbCom) of experts and trusted community members who rule on appeals and set precedents, further refining the Charter's application.</text:p>
        </text:list-item>
      </text:list>
      <text:p text:style-name="Text_20_body"/>
      <text:h text:style-name="P15" text:outline-level="3">Further Knowledge &amp; Resources</text:h>
      <text:p text:style-name="Text_20_body"/>
      <text:list text:style-name="L22">
        <text:list-item>
          <text:p text:style-name="P32"><text:span text:style-name="T11">Wikimedia Foundation Governance: </text:span><text:a xlink:type="simple" xlink:href="https://foundation.wikimedia.org/wiki/Home" text:style-name="Internet_20_link" text:visited-style-name="Visited_20_Internet_20_Link"><text:span text:style-name="T12">foundation.wikimedia.org</text:span></text:a></text:p>
        </text:list-item>
      </text:list>
      <text:list text:style-name="L23">
        <text:list-item>
          <text:p text:style-name="P33">This details the legal and organizational split between the foundation and the community.</text:p>
        </text:list-item>
      </text:list>
      <text:list text:style-name="L24">
        <text:list-item>
          <text:p text:style-name="P34"><text:span text:style-name="T11">Wikipedia:Arbitration Committee: </text:span><text:a xlink:type="simple" xlink:href="https://en.wikipedia.org/wiki/Wikipedia:Arbitration_Committee" text:style-name="Internet_20_link" text:visited-style-name="Visited_20_Internet_20_Link"><text:span text:style-name="T12">en.wikipedia.org/wiki/Wikipedia:Arbitration_Committee</text:span></text:a></text:p>
        </text:list-item>
      </text:list>
      <text:list text:style-name="L25">
        <text:list-item>
          <text:p text:style-name="P35">This explains the role and power of Wikipedia's "Supreme Court."</text:p>
        </text:list-item>
      </text:list>
      <text:list text:style-name="L26">
        <text:list-item>
          <text:p text:style-name="P36"><text:span text:style-name="T11">Wikipedia:Neutral point of view: </text:span><text:a xlink:type="simple" xlink:href="https://en.wikipedia.org/wiki/Wikipedia:Neutral_point_of_view" text:style-name="Internet_20_link" text:visited-style-name="Visited_20_Internet_20_Link"><text:span text:style-name="T12">en.wikipedia.org/wiki/Wikipedia:Neutral_point_of_view</text:span></text:a></text:p>
        </text:list-item>
      </text:list>
      <text:list text:style-name="L27">
        <text:list-item>
          <text:p text:style-name="P37">Understanding this core policy is key to understanding why a Anti-Hate Platform cannot copy i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6:11:15.580214130</meta:creation-date>
    <dc:date>2025-11-22T16:12:58.282660224</dc:date>
    <meta:editing-duration>PT1M43S</meta:editing-duration>
    <meta:editing-cycles>1</meta:editing-cycles>
    <meta:document-statistic meta:table-count="0" meta:image-count="0" meta:object-count="0" meta:page-count="3" meta:paragraph-count="56" meta:word-count="1003" meta:character-count="6593" meta:non-whitespace-character-count="5695"/>
    <meta:generator>LibreOffice/25.2.7.2$Linux_X86_64 LibreOffice_project/520$Build-2</meta:generator>
  </office:meta>
</office:document-meta>
</file>